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pistreści1" style:master-page-name="MP0" style:family="paragraph">
      <style:paragraph-properties fo:break-before="page">
        <style:tab-stops>
          <style:tab-stop style:type="right" style:leader-style="dotted" style:leader-text="." style:position="6.293in"/>
        </style:tab-stops>
      </style:paragraph-properties>
      <style:text-properties style:font-name="Calibri Light" style:font-name-complex="Calibri Light"/>
    </style:style>
    <style:style style:name="P2" style:parent-style-name="Normalny" style:family="paragraph">
      <style:text-properties style:font-name="Calibri Light" style:font-name-complex="Calibri Light"/>
    </style:style>
    <style:style style:name="P3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4" style:parent-style-name="Hiperłącze" style:family="text">
      <style:text-properties style:font-name="Calibri Light" style:font-name-complex="Calibri Light"/>
    </style:style>
    <style:style style:name="T5" style:parent-style-name="Domyślnaczcionkaakapitu" style:family="text">
      <style:text-properties style:font-name="Calibri Light" style:font-name-complex="Calibri Light"/>
    </style:style>
    <style:style style:name="P6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" style:parent-style-name="Hiperłącze" style:family="text">
      <style:text-properties style:font-name="Calibri Light" style:font-name-complex="Calibri Light"/>
    </style:style>
    <style:style style:name="T8" style:parent-style-name="Domyślnaczcionkaakapitu" style:family="text">
      <style:text-properties style:font-name="Calibri Light" style:font-name-complex="Calibri Light"/>
    </style:style>
    <style:style style:name="P9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0" style:parent-style-name="Hiperłącze" style:family="text">
      <style:text-properties style:font-name="Calibri Light" style:font-name-complex="Calibri Light"/>
    </style:style>
    <style:style style:name="T11" style:parent-style-name="Domyślnaczcionkaakapitu" style:family="text">
      <style:text-properties style:font-name="Calibri Light" style:font-name-complex="Calibri Light"/>
    </style:style>
    <style:style style:name="P12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3" style:parent-style-name="Hiperłącze" style:family="text">
      <style:text-properties style:font-name="Calibri Light" style:font-name-complex="Calibri Light"/>
    </style:style>
    <style:style style:name="T14" style:parent-style-name="Domyślnaczcionkaakapitu" style:family="text">
      <style:text-properties style:font-name="Calibri Light" style:font-name-complex="Calibri Light"/>
    </style:style>
    <style:style style:name="P15" style:parent-style-name="Spistreści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6" style:parent-style-name="Hiperłącze" style:family="text">
      <style:text-properties style:font-name="Calibri Light" style:font-name-complex="Calibri Light"/>
    </style:style>
    <style:style style:name="T17" style:parent-style-name="Domyślnaczcionkaakapitu" style:family="text">
      <style:text-properties style:font-name="Calibri Light" style:font-name-complex="Calibri Light"/>
    </style:style>
    <style:style style:name="P18" style:parent-style-name="Spistreści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9" style:parent-style-name="Hiperłącze" style:family="text">
      <style:text-properties style:font-name="Calibri Light" style:font-name-complex="Calibri Light"/>
    </style:style>
    <style:style style:name="T20" style:parent-style-name="Domyślnaczcionkaakapitu" style:family="text">
      <style:text-properties style:font-name="Calibri Light" style:font-name-complex="Calibri Light"/>
    </style:style>
    <style:style style:name="P21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2" style:parent-style-name="Hiperłącze" style:family="text">
      <style:text-properties style:font-name="Calibri Light" style:font-name-complex="Calibri Light"/>
    </style:style>
    <style:style style:name="T23" style:parent-style-name="Domyślnaczcionkaakapitu" style:family="text">
      <style:text-properties style:font-name="Calibri Light" style:font-name-complex="Calibri Light"/>
    </style:style>
    <style:style style:name="P24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5" style:parent-style-name="Hiperłącze" style:family="text">
      <style:text-properties style:font-name="Calibri Light" style:font-name-complex="Calibri Light"/>
    </style:style>
    <style:style style:name="T26" style:parent-style-name="Domyślnaczcionkaakapitu" style:family="text">
      <style:text-properties style:font-name="Calibri Light" style:font-name-complex="Calibri Light"/>
    </style:style>
    <style:style style:name="P27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8" style:parent-style-name="Hiperłącze" style:family="text">
      <style:text-properties style:font-name="Calibri Light" style:font-name-complex="Calibri Light"/>
    </style:style>
    <style:style style:name="T29" style:parent-style-name="Domyślnaczcionkaakapitu" style:family="text">
      <style:text-properties style:font-name="Calibri Light" style:font-name-complex="Calibri Light"/>
    </style:style>
    <style:style style:name="P30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1" style:parent-style-name="Hiperłącze" style:family="text">
      <style:text-properties style:font-name="Calibri Light" style:font-name-complex="Calibri Light"/>
    </style:style>
    <style:style style:name="T32" style:parent-style-name="Domyślnaczcionkaakapitu" style:family="text">
      <style:text-properties style:font-name="Calibri Light" style:font-name-complex="Calibri Light"/>
    </style:style>
    <style:style style:name="P33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4" style:parent-style-name="Hiperłącze" style:family="text">
      <style:text-properties style:font-name="Calibri Light" style:font-name-complex="Calibri Light"/>
    </style:style>
    <style:style style:name="T35" style:parent-style-name="Domyślnaczcionkaakapitu" style:family="text">
      <style:text-properties style:font-name="Calibri Light" style:font-name-complex="Calibri Light"/>
    </style:style>
    <style:style style:name="P36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7" style:parent-style-name="Hiperłącze" style:family="text">
      <style:text-properties style:font-name="Calibri Light" style:font-name-complex="Calibri Light"/>
    </style:style>
    <style:style style:name="T38" style:parent-style-name="Domyślnaczcionkaakapitu" style:family="text">
      <style:text-properties style:font-name="Calibri Light" style:font-name-complex="Calibri Light"/>
    </style:style>
    <style:style style:name="P39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40" style:parent-style-name="Hiperłącze" style:family="text">
      <style:text-properties style:font-name="Calibri Light" style:font-name-complex="Calibri Light"/>
    </style:style>
    <style:style style:name="T41" style:parent-style-name="Domyślnaczcionkaakapitu" style:family="text">
      <style:text-properties style:font-name="Calibri Light" style:font-name-complex="Calibri Light"/>
    </style:style>
    <style:style style:name="P42" style:parent-style-name="Normalny" style:family="paragraph">
      <style:paragraph-properties fo:break-before="page"/>
      <style:text-properties style:font-name="Calibri Light" style:font-name-complex="Calibri Light"/>
    </style:style>
    <style:style style:name="P43" style:parent-style-name="Nagłówek1" style:family="paragraph">
      <style:text-properties style:font-name-complex="Calibri Light" style:use-window-font-color="true" fo:font-size="11pt" style:font-size-asian="11pt" style:font-size-complex="11pt"/>
    </style:style>
    <style:style style:name="P44" style:parent-style-name="Normalny" style:family="paragraph">
      <style:text-properties style:font-name="Calibri Light" style:font-name-complex="Calibri Light" style:font-style-complex="italic"/>
    </style:style>
    <style:style style:name="P45" style:parent-style-name="Nagłówek1" style:family="paragraph">
      <style:text-properties style:font-name-complex="Calibri Light" style:use-window-font-color="true" fo:font-size="11pt" style:font-size-asian="11pt" style:font-size-complex="11pt"/>
    </style:style>
    <style:style style:name="P46" style:parent-style-name="Normalny" style:family="paragraph">
      <style:paragraph-properties fo:text-indent="0.4916in"/>
      <style:text-properties style:font-name="Calibri Light" style:font-name-complex="Calibri Light"/>
    </style:style>
    <style:style style:name="P47" style:parent-style-name="Normalny" style:family="paragraph">
      <style:text-properties style:font-name="Calibri Light" style:font-name-complex="Calibri Light"/>
    </style:style>
    <style:style style:name="P48" style:parent-style-name="Nagłówek1" style:family="paragraph">
      <style:text-properties style:font-name-complex="Calibri Light" style:use-window-font-color="true" fo:font-size="11pt" style:font-size-asian="11pt" style:font-size-complex="11pt"/>
    </style:style>
    <style:style style:name="P49" style:parent-style-name="Normalny" style:family="paragraph">
      <style:text-properties style:font-name="Calibri Light" style:font-name-complex="Calibri Light" style:font-style-complex="italic"/>
    </style:style>
    <style:style style:name="P50" style:parent-style-name="Nagłówek1" style:family="paragraph">
      <style:text-properties style:font-name-complex="Calibri Light" style:use-window-font-color="true" fo:font-size="11pt" style:font-size-asian="11pt" style:font-size-complex="11pt"/>
    </style:style>
    <style:style style:name="P51" style:parent-style-name="Normalny" style:family="paragraph">
      <style:text-properties style:font-name="Calibri Light" style:font-name-complex="Calibri Light"/>
    </style:style>
    <style:style style:name="P52" style:parent-style-name="Nagłówek2" style:family="paragraph">
      <style:paragraph-properties fo:margin-left="0.4916in">
        <style:tab-stops/>
      </style:paragraph-properties>
      <style:text-properties style:font-name-complex="Calibri Light" fo:font-weight="normal" style:font-weight-asian="normal" style:use-window-font-color="true" fo:font-size="11pt" style:font-size-asian="11pt" style:font-size-complex="11pt"/>
    </style:style>
    <style:style style:name="P53" style:parent-style-name="Normalny" style:family="paragraph">
      <style:paragraph-properties fo:margin-left="0.4916in">
        <style:tab-stops/>
      </style:paragraph-properties>
      <style:text-properties style:font-name="Calibri Light" style:font-name-complex="Calibri Light"/>
    </style:style>
    <style:style style:name="P54" style:parent-style-name="Nagłówek2" style:family="paragraph">
      <style:paragraph-properties fo:margin-left="0.4916in">
        <style:tab-stops/>
      </style:paragraph-properties>
      <style:text-properties style:font-name-complex="Calibri Light" fo:font-weight="normal" style:font-weight-asian="normal" style:use-window-font-color="true" fo:font-size="11pt" style:font-size-asian="11pt" style:font-size-complex="11pt"/>
    </style:style>
    <style:style style:name="P55" style:parent-style-name="Normalny" style:family="paragraph">
      <style:paragraph-properties fo:margin-left="0.4916in">
        <style:tab-stops/>
      </style:paragraph-properties>
      <style:text-properties style:font-name="Calibri Light" style:font-name-complex="Calibri Light"/>
    </style:style>
    <style:style style:name="P56" style:parent-style-name="Nagłówek1" style:family="paragraph">
      <style:text-properties style:font-name-complex="Calibri Light" style:use-window-font-color="true" fo:font-size="11pt" style:font-size-asian="11pt" style:font-size-complex="11pt"/>
    </style:style>
    <style:style style:name="P57" style:parent-style-name="Normalny" style:family="paragraph">
      <style:text-properties style:font-name="Calibri Light" style:font-name-complex="Calibri Light"/>
    </style:style>
    <style:style style:name="P58" style:parent-style-name="Normalny" style:family="paragraph">
      <style:text-properties style:font-name="Calibri Light" style:font-name-complex="Calibri Light"/>
    </style:style>
    <style:style style:name="P59" style:parent-style-name="Normalny" style:family="paragraph">
      <style:text-properties style:font-name="Calibri Light" style:font-name-complex="Calibri Light"/>
    </style:style>
    <style:style style:name="P60" style:parent-style-name="Normalny" style:family="paragraph">
      <style:text-properties style:font-name="Calibri Light" style:font-name-complex="Calibri Light"/>
    </style:style>
    <style:style style:name="P61" style:parent-style-name="Normalny" style:family="paragraph">
      <style:text-properties style:font-name="Calibri Light" style:font-name-complex="Calibri Light"/>
    </style:style>
    <style:style style:name="P62" style:parent-style-name="Nagłówek1" style:family="paragraph">
      <style:text-properties style:font-name-complex="Calibri Light" style:use-window-font-color="true" fo:font-size="11pt" style:font-size-asian="11pt" style:font-size-complex="11pt"/>
    </style:style>
    <style:style style:name="P63" style:parent-style-name="Normalny" style:family="paragraph">
      <style:text-properties style:font-name="Calibri Light" style:font-name-complex="Calibri Light"/>
    </style:style>
    <style:style style:name="P64" style:parent-style-name="Nagłówek1" style:family="paragraph">
      <style:text-properties style:font-name-complex="Calibri Light" style:use-window-font-color="true" fo:font-size="11pt" style:font-size-asian="11pt" style:font-size-complex="11pt"/>
    </style:style>
    <style:style style:name="P65" style:parent-style-name="Normalny" style:family="paragraph">
      <style:text-properties style:font-name="Calibri Light" style:font-name-complex="Calibri Light" style:font-style-complex="italic"/>
    </style:style>
    <style:style style:name="P66" style:parent-style-name="Nagłówek1" style:family="paragraph">
      <style:text-properties style:font-name-complex="Calibri Light" style:use-window-font-color="true" fo:font-size="11pt" style:font-size-asian="11pt" style:font-size-complex="11pt"/>
    </style:style>
    <style:style style:name="P67" style:parent-style-name="Normalny" style:family="paragraph">
      <style:text-properties style:font-name="Calibri Light" style:font-name-complex="Calibri Light"/>
    </style:style>
    <style:style style:name="P68" style:parent-style-name="Nagłówek1" style:family="paragraph">
      <style:text-properties style:font-name-complex="Calibri Light" style:use-window-font-color="true" fo:font-size="11pt" style:font-size-asian="11pt" style:font-size-complex="11pt"/>
    </style:style>
    <style:style style:name="P69" style:parent-style-name="Normalny" style:family="paragraph">
      <style:text-properties style:font-name="Calibri Light" style:font-name-complex="Calibri Light"/>
    </style:style>
    <style:style style:name="P70" style:parent-style-name="Nagłówek1" style:family="paragraph">
      <style:text-properties style:font-name-complex="Calibri Light" style:use-window-font-color="true" fo:font-size="11pt" style:font-size-asian="11pt" style:font-size-complex="11pt"/>
    </style:style>
    <style:style style:name="P71" style:parent-style-name="Nagłówek1" style:family="paragraph">
      <style:text-properties style:font-name-complex="Calibri Light" style:use-window-font-color="true" fo:font-size="11pt" style:font-size-asian="11pt" style:font-size-complex="11pt"/>
    </style:style>
    <style:style style:name="P72" style:parent-style-name="Normalny" style:family="paragraph">
      <style:text-properties style:font-name="Calibri Light" style:font-name-complex="Calibri Light" style:font-style-complex="italic"/>
    </style:style>
    <style:style style:name="P73" style:parent-style-name="Normalny" style:family="paragraph">
      <style:text-properties style:font-name="Calibri Light" style:font-name-complex="Calibri Light" fo:font-style="italic" style:font-style-asian="italic" fo:color="#0070C0"/>
    </style:style>
    <style:style style:name="P74" style:parent-style-name="Normalny" style:family="paragraph">
      <style:text-properties style:font-name="Calibri Light" style:font-name-complex="Calibri Light"/>
    </style:style>
  </office:automatic-styles>
  <office:body>
    <office:text text:use-soft-page-breaks="true">
      <text:p text:style-name="P1"/>
      <text:p text:style-name="P2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98506763" office:target-frame-name="_top" xlink:show="replace"><text:span text:style-name="T4">1. Nazwa use case'u</text:span><text:span text:style-name="T5"><text:tab/>1</text:span></text:a></text:p>
          <text:p text:style-name="P6"><text:a xlink:href="#_Toc98506764" office:target-frame-name="_top" xlink:show="replace"><text:span text:style-name="T7">2. Wstęp</text:span><text:span text:style-name="T8"><text:tab/>1</text:span></text:a></text:p>
          <text:p text:style-name="P9"><text:a xlink:href="#_Toc98506765" office:target-frame-name="_top" xlink:show="replace"><text:span text:style-name="T10">3. Cel use case'u</text:span><text:span text:style-name="T11"><text:tab/>1</text:span></text:a></text:p>
          <text:p text:style-name="P12"><text:a xlink:href="#_Toc98506766" office:target-frame-name="_top" xlink:show="replace"><text:span text:style-name="T13">4. Lista aktorów</text:span><text:span text:style-name="T14"><text:tab/>1</text:span></text:a></text:p>
          <text:p text:style-name="P15"><text:a xlink:href="#_Toc98506767" office:target-frame-name="_top" xlink:show="replace"><text:span text:style-name="T16">4.1 Aktor inicjujący</text:span><text:span text:style-name="T17"><text:tab/>1</text:span></text:a></text:p>
          <text:p text:style-name="P18"><text:a xlink:href="#_Toc98506768" office:target-frame-name="_top" xlink:show="replace"><text:span text:style-name="T19">4.2 Uczestnicy</text:span><text:span text:style-name="T20"><text:tab/>1</text:span></text:a></text:p>
          <text:p text:style-name="P21"><text:a xlink:href="#_Toc98506769" office:target-frame-name="_top" xlink:show="replace"><text:span text:style-name="T22">5. Przebieg use case'u</text:span><text:span text:style-name="T23"><text:tab/>2</text:span></text:a></text:p>
          <text:p text:style-name="P24"><text:a xlink:href="#_Toc98506770" office:target-frame-name="_top" xlink:show="replace"><text:span text:style-name="T25">6 Wyjątki</text:span><text:span text:style-name="T26"><text:tab/>2</text:span></text:a></text:p>
          <text:p text:style-name="P27"><text:a xlink:href="#_Toc98506771" office:target-frame-name="_top" xlink:show="replace"><text:span text:style-name="T28">7. Przebiegi alternatywne</text:span><text:span text:style-name="T29"><text:tab/>2</text:span></text:a></text:p>
          <text:p text:style-name="P30"><text:a xlink:href="#_Toc98506772" office:target-frame-name="_top" xlink:show="replace"><text:span text:style-name="T31">8. Zagadanienia implementacyjne</text:span><text:span text:style-name="T32"><text:tab/>2</text:span></text:a></text:p>
          <text:p text:style-name="P33"><text:a xlink:href="#_Toc98506773" office:target-frame-name="_top" xlink:show="replace"><text:span text:style-name="T34">9. Warunki rozpoczęcia use case'u</text:span><text:span text:style-name="T35"><text:tab/>3</text:span></text:a></text:p>
          <text:p text:style-name="P36"><text:a xlink:href="#_Toc98506774" office:target-frame-name="_top" xlink:show="replace"><text:span text:style-name="T37">10. Stan końcowy</text:span><text:span text:style-name="T38"><text:tab/>3</text:span></text:a></text:p>
          <text:p text:style-name="P39"><text:a xlink:href="#_Toc98506775" office:target-frame-name="_top" xlink:show="replace"><text:span text:style-name="T40">11. Nierozwiązane problemy</text:span><text:span text:style-name="T41"><text:tab/>3</text:span></text:a></text:p>
        </text:index-body>
      </text:table-of-content>
      <text:h text:style-name="Nagłówek1" text:outline-level="1"><text:bookmark-start text:name="_Toc98506763"/></text:h>
      <text:p text:style-name="P42"/>
      <text:h text:style-name="P43" text:outline-level="1">1. Nazwa use case'u<text:bookmark-end text:name="_Toc98506763"/></text:h>
      <text:p text:style-name="P44">Podział<text:s/></text:p>
      <text:h text:style-name="P45" text:outline-level="1"><text:bookmark-start text:name="_Toc98506764"/>2. Wstęp<text:bookmark-end text:name="_Toc98506764"/></text:h>
      <text:p text:style-name="P46">Przy zamówieniu, zakupy prywatne muszą być na innym paragonie/fakturze niż zakupy dokonywane na firmę.<text:s/>Dlatego konieczne jest podzielenie zamówienia na dwa osobne paragony.</text:p>
      <text:p text:style-name="P47"/>
      <text:h text:style-name="P48" text:outline-level="1"><text:bookmark-start text:name="_Toc98506765"/>3. Cel use case'u<text:bookmark-end text:name="_Toc98506765"/><text:s/></text:h>
      <text:p text:style-name="P49">Opis procesu podziału<text:s/>zamówienia na 2 części <text:s/></text:p>
      <text:h text:style-name="P50" text:outline-level="1"><text:bookmark-start text:name="_Toc98506766"/>4. Lista aktorów<text:bookmark-end text:name="_Toc98506766"/></text:h>
      <text:p text:style-name="P51">Pracownik</text:p>
      <text:h text:style-name="P52" text:outline-level="2"><text:bookmark-start text:name="_Toc98506767"/>4.1 Aktor inicjujący<text:bookmark-end text:name="_Toc98506767"/></text:h>
      <text:p text:style-name="P53">Pracownik</text:p>
      <text:h text:style-name="P54" text:outline-level="2"><text:bookmark-start text:name="_Toc98506768"/>4.2 Uczestnicy<text:bookmark-end text:name="_Toc98506768"/></text:h>
      <text:p text:style-name="P55">Pracownik</text:p>
      <text:h text:style-name="P56" text:outline-level="1"><text:bookmark-start text:name="_Toc98506769"/>5. Przebieg use case'u<text:bookmark-end text:name="_Toc98506769"/></text:h>
      <text:p text:style-name="P57"><text:bookmark-start text:name="_Toc98506770"/>Krok 1</text:p>
      <text:p text:style-name="P58">Użytkownik dodaje do listy co najmniej dwie części zamienne, uzupełniając wcześniej dane ręcznie lub przyciskiem „uzupełnij”.</text:p>
      <text:p text:style-name="P59">Krok 2</text:p>
      <text:p text:style-name="P60">Użytkownik naciska przycisk „Sprawdź”, a następnie przycisk „Sprawdź czy nie trzeba wystawić dwóch paragonów”.</text:p>
      <text:p text:style-name="P61">Program weryfikuje czy wszystkie części mają taki sam stan okienka „warsztat”. Jeśli nie, program pokaże komunikat „ Wystaw 2 paragony”.</text:p>
      <text:h text:style-name="P62" text:outline-level="1">6.Wyjątki<text:bookmark-end text:name="_Toc98506770"/><text:s/></text:h>
      <text:p text:style-name="P63"><text:bookmark-start text:name="_Toc98506771"/>Brak wyjątków</text:p>
      <text:h text:style-name="P64" text:outline-level="1">7. Przebiegi alternatywne<text:bookmark-end text:name="_Toc98506771"/><text:s/></text:h>
      <text:p text:style-name="P65">Brak</text:p>
      <text:soft-page-break/>
      <text:h text:style-name="P66" text:outline-level="1"><text:s/><text:bookmark-start text:name="_Toc98506772"/>8. Zagadnienia implementacyjne<text:bookmark-end text:name="_Toc98506772"/></text:h>
      <text:p text:style-name="P67">Brak</text:p>
      <text:h text:style-name="P68" text:outline-level="1"><text:bookmark-start text:name="_Toc98506773"/>9. Warunki rozpoczęcia use case'u<text:bookmark-end text:name="_Toc98506773"/></text:h>
      <text:p text:style-name="P69">Dodanie do listy co najmniej dwóch obiektów</text:p>
      <text:h text:style-name="P70" text:outline-level="1"><text:bookmark-start text:name="_Toc98506774"/>10. Stan końcowy<text:bookmark-end text:name="_Toc98506774"/><text:s/></text:h>
      <text:h text:style-name="P71" text:outline-level="1"><text:bookmark-start text:name="_Toc98506775"/>11. Nierozwiązane problemy<text:bookmark-end text:name="_Toc98506775"/><text:s/></text:h>
      <text:p text:style-name="P72">Brak</text:p>
      <text:p text:style-name="P73"/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libri Light" style:font-name-asian="Times New Roman" fo:font-weight="bold" style:font-weight-asian="bold" style:font-weight-complex="bold" fo:color="#2F5496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libri Light" style:font-name-asian="Times New Roman" fo:font-weight="bold" style:font-weight-asian="bold" style:font-weight-complex="bold" fo:color="#4472C4" fo:font-size="13pt" style:font-size-asian="13pt" style:font-size-complex="13pt" fo:hyphenate="false"/>
    </style:style>
    <style:style style:name="Normalny" style:display-name="Normalny" style:family="paragraph">
      <style:paragraph-properties fo:margin-bottom="0.1388in" fo:line-height="115%"/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fo:color="#4472C4" fo:font-size="13pt" style:font-size-asian="13pt" style:font-size-complex="13pt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iej Kozyra</meta:initial-creator>
    <dc:creator>Mateucz Roman</dc:creator>
    <meta:creation-date>2022-08-19T14:17:00Z</meta:creation-date>
    <dc:date>2022-09-05T16:02:00Z</dc:date>
    <meta:template xlink:href="Normal" xlink:type="simple"/>
    <meta:editing-cycles>8</meta:editing-cycles>
    <meta:editing-duration>PT300S</meta:editing-duration>
    <meta:document-statistic meta:page-count="3" meta:paragraph-count="3" meta:word-count="246" meta:character-count="1719" meta:row-count="12" meta:non-whitespace-character-count="1476"/>
  </office:meta>
</office:document-meta>
</file>